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2.7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99pt solid #000000" fo:border-right="0.99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order-left="0.99pt solid #000000" fo:border-right="0.99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order-left="0.99pt solid #000000" fo:border-right="0.99pt solid #000000" fo:border-top="0.51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order-left="0.99pt solid #000000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51pt solid #000000" fo:border-left="0.99pt solid #000000" fo:border-right="0.51pt solid #000000" fo:border-top="0.51pt solid #000000"/>
    </style:style>
    <style:style style:name="ce33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51pt solid #000000"/>
    </style:style>
    <style:style style:name="ce37" style:family="table-cell" style:parent-style-name="Default">
      <style:table-cell-properties fo:border-bottom="0.99pt solid #000000" fo:border-left="0.51pt solid #000000" fo:border-right="0.51pt solid #000000" fo:border-top="0.51pt solid #000000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0.51pt solid #000000"/>
    </style:style>
    <style:style style:name="ce28" style:family="table-cell" style:parent-style-name="Default">
      <style:table-cell-properties fo:border-bottom="0.99pt solid #000000" fo:border-left="0.99pt solid #000000" fo:border-right="0.99pt solid #000000" fo:border-top="0.51pt solid #000000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51pt solid #000000"/>
      <style:paragraph-properties fo:text-align="start" fo:margin-left="0cm"/>
    </style:style>
    <style:style style:name="ce44" style:family="table-cell" style:parent-style-name="Default">
      <style:table-cell-properties fo:border-bottom="0.51pt solid #000000" fo:border-left="0.99pt solid #000000" fo:border-right="0.99pt solid #000000" fo:border-top="0.5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0.99pt solid #000000" fo:border-right="0.99pt solid #000000" fo:border-top="0.51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cs&quot;;&quot;m&quot;)" table:allow-empty-cell="true" table:display-list="unsorted" table:base-cell-address="BOM.D4">
          <table:error-message table:message-type="stop" table:display="true"/>
        </table:content-validation>
        <table:content-validation table:name="val2" table:condition="of:cell-content-is-in-list(&quot;Stk&quot;;&quot;m&quot;)" table:allow-empty-cell="true" table:display-list="unsorted" table:base-cell-address="BOM.D4">
          <table:error-message table:message-type="stop" table:display="true"/>
        </table:content-validation>
        <table:content-validation table:name="val3" table:condition="of:cell-content-is-in-list(&quot;Controller&quot;;&quot;Radio Module&quot;;&quot;Power Supply&quot;;&quot;Case/Assembly/Mounting&quot;;&quot;Sensors&quot;)" table:allow-empty-cell="true" table:display-list="unsorted" table:base-cell-address="BOM.E4">
          <table:error-message table:message-type="stop" table:display="true"/>
        </table:content-validation>
      </table:content-validations>
      <table:table table:name="BOM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11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2" office:value-type="string" calcext:value-type="string" table:number-columns-spanned="1" table:number-rows-spanned="3">
            <text:p>Pos.</text:p>
          </table:table-cell>
          <table:table-cell table:style-name="ce6" office:value-type="string" calcext:value-type="string" table:number-columns-spanned="2" table:number-rows-spanned="1">
            <text:p>Quantity</text:p>
          </table:table-cell>
          <table:covered-table-cell table:style-name="ce14"/>
          <table:table-cell table:style-name="ce12" office:value-type="string" calcext:value-type="string" table:number-columns-spanned="1" table:number-rows-spanned="3">
            <text:p>Unit</text:p>
          </table:table-cell>
          <table:table-cell table:style-name="ce12" office:value-type="string" calcext:value-type="string" table:number-columns-spanned="1" table:number-rows-spanned="3">
            <text:p>Assembly</text:p>
          </table:table-cell>
          <table:table-cell table:style-name="ce12" office:value-type="string" calcext:value-type="string" table:number-columns-spanned="1" table:number-rows-spanned="3">
            <text:p>Part</text:p>
          </table:table-cell>
          <table:table-cell table:style-name="ce12" office:value-type="string" calcext:value-type="string" table:number-columns-spanned="1" table:number-rows-spanned="3">
            <text:p>Part No.</text:p>
          </table:table-cell>
          <table:table-cell table:style-name="ce12" office:value-type="string" calcext:value-type="string" table:number-columns-spanned="1" table:number-rows-spanned="3">
            <text:p>Link</text:p>
          </table:table-cell>
        </table:table-row>
        <table:table-row table:style-name="ro1">
          <table:covered-table-cell table:style-name="ce25"/>
          <table:table-cell table:style-name="ce30" table:number-columns-spanned="2" table:number-rows-spanned="1"/>
          <table:covered-table-cell table:style-name="ce14"/>
          <table:covered-table-cell table:number-columns-repeated="4" table:style-name="ce25"/>
          <table:covered-table-cell table:style-name="ce44"/>
        </table:table-row>
        <table:table-row table:style-name="ro1">
          <table:covered-table-cell table:style-name="ce26"/>
          <table:table-cell table:style-name="ce3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covered-table-cell table:number-columns-repeated="4" table:style-name="ce26"/>
          <table:covered-table-cell table:style-name="ce4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Bresser 5-in-1 Wetterstation</text:p>
          </table:table-cell>
          <table:table-cell table:style-name="ce24"/>
          <table:table-cell table:style-name="ce32" office:value-type="string" calcext:value-type="string">
            <text:p><text:a xlink:href="https://www.aldi-onlineshop.de/p/5-in-1-wetterstation-1008343/" xlink:type="simple">https://www.aldi-onlineshop.de/p/5-in-1-wetterstation-1008343/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ontroller</text:p>
          </table:table-cell>
          <table:table-cell office:value-type="string" calcext:value-type="string">
            <text:p>Leiterplatte</text:p>
          </table:table-cell>
          <table:table-cell table:style-name="Default"/>
          <table:table-cell table:style-name="ce32" office:value-type="string" calcext:value-type="string">
            <text:p><text:a xlink:href="https://aisler.net/" xlink:type="simple">https://aisler.net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ontroller</text:p>
          </table:table-cell>
          <table:table-cell office:value-type="string" calcext:value-type="string">
            <text:p>FireBeetle ESP32 IOT Microcontroller</text:p>
          </table:table-cell>
          <table:table-cell office:value-type="string" calcext:value-type="string">
            <text:p>DFR0478</text:p>
          </table:table-cell>
          <table:table-cell office:value-type="string" calcext:value-type="string">
            <text:p><text:a xlink:href="https://www.komputer.de/zen/index.php?main_page=product_info&amp;products_id=442" xlink:type="simple">https://www.komputer.de/zen/index.php?main_page=product_info&amp;products_id=442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Radio Module</text:p>
          </table:table-cell>
          <table:table-cell office:value-type="string" calcext:value-type="string">
            <text:p>Adafruit RFM95W LoRa Radio Transceiver Breakout, 868 oder 915 Mhz</text:p>
          </table:table-cell>
          <table:table-cell office:value-type="string" calcext:value-type="string">
            <text:p>ADA3072</text:p>
          </table:table-cell>
          <table:table-cell office:value-type="string" calcext:value-type="string">
            <text:p><text:a xlink:href="https://www.berrybase.de/sensoren-module/funk-wlan-bluetooth/adafruit-rfm95w-lora-radio-transceiver-breakout-868-oder-915-mhz" xlink:type="simple">https://www.berrybase.de/sensoren-module/funk-wlan-bluetooth/adafruit-rfm95w-lora-radio-transceiver-breakout-868-oder-915-mhz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Radio Module</text:p>
          </table:table-cell>
          <table:table-cell office:value-type="string" calcext:value-type="string">
            <text:p>SMA Einbaubuchse SMA Buchse Printmontage, löten, 10mm M6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www.ebay.de/itm/185362207632" xlink:type="simple">https://www.ebay.de/itm/185362207632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Radio Module</text:p>
          </table:table-cell>
          <table:table-cell office:value-type="string" calcext:value-type="string">
            <text:p>LoRa 868 MHz Antenne SMA 3 dBi omnidirektional, Kippgelenk</text:p>
          </table:table-cell>
          <table:table-cell office:value-type="string" calcext:value-type="string">
            <text:p>DELOCK 89769</text:p>
          </table:table-cell>
          <table:table-cell office:value-type="string" calcext:value-type="string">
            <text:p><text:a xlink:href="https://www.reichelt.de/lora-868-mhz-antenne-sma-3-dbi-omnidirektional-kippgelenk-delock-89769-p236860.html" xlink:type="simple">https://www.reichelt.de/lora-868-mhz-antenne-sma-3-dbi-omnidirektional-kippgelenk-delock-89769-p236860.html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Industriegehäuse, 200 x 120 x 75 mm, IP66, lichtgrau</text:p>
          </table:table-cell>
          <table:table-cell office:value-type="string" calcext:value-type="string">
            <text:p>5U220100</text:p>
          </table:table-cell>
          <table:table-cell office:value-type="string" calcext:value-type="string">
            <text:p><text:a xlink:href="https://www.reichelt.de/industriegehaeuse-200-x-120-x-75-mm-ip66-lichtgrau-5u220100-p324347.html" xlink:type="simple">https://www.reichelt.de/industriegehaeuse-200-x-120-x-75-mm-ip66-lichtgrau-5u220100-p324347.html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Rohrschelle Hydraulikrohr 42mm, Einzelrohrschelle</text:p>
          </table:table-cell>
          <table:table-cell office:value-type="string" calcext:value-type="string">
            <text:p>n.a.</text:p>
          </table:table-cell>
          <table:table-cell table:style-name="ce43" office:value-type="string" calcext:value-type="string">
            <text:p><text:a xlink:href="https://www.ebay.de/itm/202800309155" xlink:type="simple">https://www.ebay.de/itm/202800309155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2" calcext:value-type="float">
            <text:p>0,2</text:p>
          </table:table-cell>
          <table:table-cell table:content-validation-name="val1"/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Glattblech 500 x 250 mm, Stärke: 0,8 mm, Aluminium, Blank</text:p>
          </table:table-cell>
          <table:table-cell/>
          <table:table-cell table:style-name="ce4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,5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Alu-Profil, Flachstange 1000mm x 25mm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25" calcext:value-type="float">
            <text:p>0,25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Alu-Profil, U-Profil 1000mm x 15,9m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 M4x30, VZ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 M4x10, V2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Mutter M4, V2A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Distanzhülse, Metall, 6-Kant, M4, 20mm</text:p>
          </table:table-cell>
          <table:table-cell office:value-type="string" calcext:value-type="string">
            <text:p>DI4 20MM</text:p>
          </table:table-cell>
          <table:table-cell office:value-type="string" calcext:value-type="string">
            <text:p><text:a xlink:href="https://www.reichelt.de/distanzhuelsen-metall-6-kant-m4-20mm-di4-20mm-p44776.html" xlink:type="simple">https://www.reichelt.de/distanzhuelsen-metall-6-kant-m4-20mm-di4-20mm-p4477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lauchschelle 32-50mm, V2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Distanzhülsen ø2,2x4 (ø3,5x5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n M2x1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Mutter M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 Bopla SHR Z B4,5x7,8 (SD = 4,5 / ND = 4,0 / KD = 7,5; alternativ: #8 - 32 UNC (gekürzt))</text:p>
          </table:table-cell>
          <table:table-cell table:style-name="ce43" office:value-type="float" office:value="59006101" calcext:value-type="float">
            <text:p>59006101</text:p>
          </table:table-cell>
          <table:table-cell office:value-type="string" calcext:value-type="string">
            <text:p><text:a xlink:href="https://www.bopla.de/gehaeusetechnik/product/kabelverschraubungen-allgemeines-zubehoer/schrauben-und-bolzen/shr-z-b45x78.html" xlink:type="simple">https://www.bopla.de/gehaeusetechnik/product/kabelverschraubungen-allgemeines-zubehoer/schrauben-und-bolzen/shr-z-b45x78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Leiterplatten-Abstandshalter</text:p>
          </table:table-cell>
          <table:table-cell table:style-name="ce43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Lumberg Quicklock-Einbaukupplung - Größe 12, 3 pol (Temperatursensor)</text:p>
          </table:table-cell>
          <table:table-cell table:style-name="ce43" office:value-type="string" calcext:value-type="string">
            <text:p>LUM 0270-03</text:p>
          </table:table-cell>
          <table:table-cell office:value-type="string" calcext:value-type="string">
            <text:p><text:a xlink:href="https://www.reichelt.de/quicklock-einbaukupplung-groesse-12-3-pol-lum-0270-03-p239488.html" xlink:type="simple">https://www.reichelt.de/quicklock-einbaukupplung-groesse-12-3-pol-lum-0270-03-p239488.html</text:a>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Lumberg Quicklock Gr. 12 Stecker 3pol.</text:p>
          </table:table-cell>
          <table:table-cell table:style-name="ce43" office:value-type="string" calcext:value-type="string">
            <text:p>LUM 0250-03</text:p>
          </table:table-cell>
          <table:table-cell office:value-type="string" calcext:value-type="string">
            <text:p><text:a xlink:href="https://www.reichelt.de/quicklock-stecker-groesse-12-3-pol-lum-0250-03-p239474.html" xlink:type="simple">https://www.reichelt.de/quicklock-stecker-groesse-12-3-pol-lum-0250-03-p239474.html</text:a>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Lumberg Quicklock-Einbaukupplung - Größe 12, 2 pol (Power)</text:p>
          </table:table-cell>
          <table:table-cell table:style-name="ce43" office:value-type="string" calcext:value-type="string">
            <text:p>LUM 0270-02</text:p>
          </table:table-cell>
          <table:table-cell office:value-type="string" calcext:value-type="string">
            <text:p><text:a xlink:href="https://www.reichelt.de/quicklock-einbaukupplung-groesse-12-2-pol-lum-0270-02-p239487.html" xlink:type="simple">https://www.reichelt.de/quicklock-einbaukupplung-groesse-12-2-pol-lum-0270-02-p239487.html</text:a>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Lumberg Quicklock Gr. 12 Stecker 2pol.</text:p>
          </table:table-cell>
          <table:table-cell table:style-name="ce43" office:value-type="string" calcext:value-type="string">
            <text:p>LUM 0250-02</text:p>
          </table:table-cell>
          <table:table-cell office:value-type="string" calcext:value-type="string">
            <text:p><text:a xlink:href="https://www.reichelt.de/quicklock-stecker-groesse-12-2-pol-lum-0250-02-p239473.html" xlink:type="simple">https://www.reichelt.de/quicklock-stecker-groesse-12-2-pol-lum-0250-02-p239473.html</text:a>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Solarpanel, 6 V / 5 W</text:p>
          </table:table-cell>
          <table:table-cell table:style-name="ce43" office:value-type="string" calcext:value-type="string">
            <text:p>DEBO SOLAR 5W</text:p>
          </table:table-cell>
          <table:table-cell office:value-type="string" calcext:value-type="string">
            <text:p><text:a xlink:href="https://www.reichelt.de/entwicklerboards-solarpanel-5-w-debo-solar-5w-p266039.html" xlink:type="simple">https://www.reichelt.de/entwicklerboards-solarpanel-5-w-debo-solar-5w-p266039.html</text:a>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Adafruit Universal USB / DC / Solar Lithium Ion/Polymer Ladegerät</text:p>
          </table:table-cell>
          <table:table-cell table:style-name="ce43" office:value-type="string" calcext:value-type="string">
            <text:p>ADA4755</text:p>
          </table:table-cell>
          <table:table-cell office:value-type="string" calcext:value-type="string">
            <text:p><text:a xlink:href="https://www.berrybase.de/adafruit-universal-usb/dc/solar-lithium-ion/polymer-ladeger-228-t" xlink:type="simple">https://www.berrybase.de/adafruit-universal-usb/dc/solar-lithium-ion/polymer-ladeger-228-t</text:a>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Industriezelle, 18650, 3,6 V, 3180 mAh, ungeschützt, 1er-Pack</text:p>
          </table:table-cell>
          <table:table-cell table:style-name="ce43" office:value-type="string" calcext:value-type="string">
            <text:p>PAN 18650 BD</text:p>
          </table:table-cell>
          <table:table-cell office:value-type="string" calcext:value-type="string">
            <text:p><text:a xlink:href="https://www.reichelt.de/industriezelle-18650-3-6-v-3180-mah-ungeschuetzt-1er-pack-pan-18650-bd-p317977.html" xlink:type="simple">https://www.reichelt.de/industriezelle-18650-3-6-v-3180-mah-ungeschuetzt-1er-pack-pan-18650-bd-p317977.html</text:a>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Batteriehalter für 1x 18650</text:p>
          </table:table-cell>
          <table:table-cell table:style-name="ce43" office:value-type="string" calcext:value-type="string">
            <text:p>HALTER MPD5</text:p>
          </table:table-cell>
          <table:table-cell office:value-type="string" calcext:value-type="string">
            <text:p><text:a xlink:href="https://www.reichelt.de/batteriehalter-fuer-1x-18650-halter-mpd5-p213339.html" xlink:type="simple">https://www.reichelt.de/batteriehalter-fuer-1x-18650-halter-mpd5-p213339.html</text:a>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Kabel LiPo kompatibel mit 2 Pin JST PH 2.0mm Steckverbinder, AWG26, 20cm</text:p>
          </table:table-cell>
          <table:table-cell table:style-name="ce43" office:value-type="string" calcext:value-type="string">
            <text:p>AK-PH20-LP2P</text:p>
          </table:table-cell>
          <table:table-cell office:value-type="string" calcext:value-type="string">
            <text:p><text:a xlink:href="https://www.berrybase.de/kabel-lipo-kompatibel-mit-2-pin-jst-ph-2.0mm-steckverbinder-awg26-20cm" xlink:type="simple">https://www.berrybase.de/kabel-lipo-kompatibel-mit-2-pin-jst-ph-2.0mm-steckverbinder-awg26-20cm</text:a>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NTC-Widerstand, 0,5 W, 10 kOhm</text:p>
          </table:table-cell>
          <table:table-cell table:style-name="ce43" office:value-type="string" calcext:value-type="string">
            <text:p>NTC-0,2 10K</text:p>
          </table:table-cell>
          <table:table-cell office:value-type="string" calcext:value-type="string">
            <text:p><text:a xlink:href="https://www.reichelt.de/ntc-widerstand-0-5-w-10-kohm-ntc-0-2-10k-p13553.html" xlink:type="simple">https://www.reichelt.de/ntc-widerstand-0-5-w-10-kohm-ntc-0-2-10k-p13553.html</text:a>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ontroller</text:p>
          </table:table-cell>
          <table:table-cell office:value-type="string" calcext:value-type="string">
            <text:p>Elko radial, 10 µF, 50 V, 105°, Low ESR, 5 x 11 mm, RM 2</text:p>
          </table:table-cell>
          <table:table-cell table:style-name="ce43" office:value-type="string" calcext:value-type="string">
            <text:p>FR-A 10U 50</text:p>
          </table:table-cell>
          <table:table-cell office:value-type="string" calcext:value-type="string">
            <text:p><text:a xlink:href="https://www.reichelt.de/elko-radial-10-f-50-v-105-low-esr-5-x-11-mm-rm-2-fr-a-10u-50-p200268.html" xlink:type="simple">https://www.reichelt.de/elko-radial-10-f-50-v-105-low-esr-5-x-11-mm-rm-2-fr-a-10u-50-p200268.html</text:a>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Micro-USB Einbaubuchse Wasserdicht</text:p>
          </table:table-cell>
          <table:table-cell table:style-name="ce43" office:value-type="string" calcext:value-type="string">
            <text:p>n.a.</text:p>
          </table:table-cell>
          <table:table-cell table:style-name="ce43" office:value-type="string" calcext:value-type="string">
            <text:p><text:a xlink:href="https://smile.amazon.de/dp/B07ZCZ8NL1" xlink:type="simple">https://smile.amazon.de/dp/B07ZCZ8NL1</text:a>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Xiaomi Mi Temperatur-und Feuchtigkeitsmonitor 2, Weiß, 43 mm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www.amazon.de/gp/product/B08C7KVDJW/" xlink:type="simple">https://www.amazon.de/gp/product/B08C7KVDJW/</text:a>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Entwicklerboards - Temperatursensor bis 125 °C, DS18B20</text:p>
          </table:table-cell>
          <table:table-cell office:value-type="string" calcext:value-type="string">
            <text:p>DEBO LK-TEMP</text:p>
          </table:table-cell>
          <table:table-cell office:value-type="string" calcext:value-type="string">
            <text:p><text:a xlink:href="https://www.reichelt.de/entwicklerboards-temperatursensor-bis-125-c-ds18b20-debo-lk-temp-p299375.html" xlink:type="simple">https://www.reichelt.de/entwicklerboards-temperatursensor-bis-125-c-ds18b20-debo-lk-temp-p299375.html</text:a>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Steuerleitung 4x0,14mm², ungeschirmt, 10m-Ring</text:p>
          </table:table-cell>
          <table:table-cell office:value-type="string" calcext:value-type="string">
            <text:p>LIYY 414-10</text:p>
          </table:table-cell>
          <table:table-cell office:value-type="string" calcext:value-type="string">
            <text:p><text:a xlink:href="https://www.reichelt.de/steuerleitung-4x0-14mm-ungeschirmt-10m-ring-liyy-414-10-p10365.html" xlink:type="simple">https://www.reichelt.de/steuerleitung-4x0-14mm-ungeschirmt-10m-ring-liyy-414-10-p10365.html</text:a></text:p>
          </table:table-cell>
        </table:table-row>
        <table:table-row table:style-name="ro1" table:number-rows-repeated="8">
          <table:table-cell table:number-columns-repeated="3"/>
          <table:table-cell table:content-validation-name="val2"/>
          <table:table-cell table:content-validation-name="val3"/>
          <table:table-cell table:number-columns-repeated="3"/>
        </table:table-row>
        <table:table-row table:style-name="ro1">
          <table:table-cell/>
          <table:table-cell table:style-name="ce33"/>
          <table:table-cell table:style-name="ce37"/>
          <table:table-cell table:style-name="ce22" table:content-validation-name="val2"/>
          <table:table-cell table:style-name="ce22" table:content-validation-name="val3"/>
          <table:table-cell table:style-name="ce2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.00.0000</text:date>, <text:time style:data-style-name="N2" text:time-value="22:07:00.5079979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7:51:20.823812439</meta:creation-date>
    <dc:date>2022-08-06T22:13:24.109789897</dc:date>
    <meta:editing-duration>P1DT2H51M31S</meta:editing-duration>
    <meta:editing-cycles>53</meta:editing-cycles>
    <meta:generator>LibreOffice/6.4.7.2$Linux_X86_64 LibreOffice_project/40$Build-2</meta:generator>
    <meta:document-statistic meta:table-count="1" meta:cell-count="272" meta:object-count="0"/>
  </office:meta>
</office:document-meta>
</file>